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3024" calcext:value-type="float">
            <text:p>-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3024" calcext:value-type="float">
            <text:p>-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9976" calcext:value-type="float">
            <text:p>-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88" calcext:value-type="float">
            <text:p>-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688" calcext:value-type="float">
            <text:p>-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688" calcext:value-type="float">
            <text:p>-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688" calcext:value-type="float">
            <text:p>-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11-20 2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3296" calcext:value-type="float">
            <text:p>-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688" calcext:value-type="float">
            <text:p>-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688" calcext:value-type="float">
            <text:p>-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688" calcext:value-type="float">
            <text:p>-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688" calcext:value-type="float">
            <text:p>-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9496" calcext:value-type="float">
            <text:p>-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34" calcext:value-type="float">
            <text:p>-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0352" calcext:value-type="float">
            <text:p>-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7304" calcext:value-type="float">
            <text:p>-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34" calcext:value-type="float">
            <text:p>-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34" calcext:value-type="float">
            <text:p>-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34" calcext:value-type="float">
            <text:p>-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34" calcext:value-type="float">
            <text:p>-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7304" calcext:value-type="float">
            <text:p>-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7304" calcext:value-type="float">
            <text:p>-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7304" calcext:value-type="float">
            <text:p>-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5112" calcext:value-type="float">
            <text:p>-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5112" calcext:value-type="float">
            <text:p>-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2064" calcext:value-type="float">
            <text:p>-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9016" calcext:value-type="float">
            <text:p>-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2064" calcext:value-type="float">
            <text:p>-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9016" calcext:value-type="float">
            <text:p>-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9016" calcext:value-type="float">
            <text:p>-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5968" calcext:value-type="float">
            <text:p>-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9016" calcext:value-type="float">
            <text:p>-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5968" calcext:value-type="float">
            <text:p>-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5968" calcext:value-type="float">
            <text:p>-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292" calcext:value-type="float">
            <text:p>-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9872" calcext:value-type="float">
            <text:p>-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4632" calcext:value-type="float">
            <text:p>-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4632" calcext:value-type="float">
            <text:p>-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8536" calcext:value-type="float">
            <text:p>-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5488" calcext:value-type="float">
            <text:p>-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5488" calcext:value-type="float">
            <text:p>-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5488" calcext:value-type="float">
            <text:p>-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5488" calcext:value-type="float">
            <text:p>-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9392" calcext:value-type="float">
            <text:p>-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4632" calcext:value-type="float">
            <text:p>-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6824" calcext:value-type="float">
            <text:p>-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9872" calcext:value-type="float">
            <text:p>-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292" calcext:value-type="float">
            <text:p>-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292" calcext:value-type="float">
            <text:p>-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9872" calcext:value-type="float">
            <text:p>-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6824" calcext:value-type="float">
            <text:p>-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9872" calcext:value-type="float">
            <text:p>-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9872" calcext:value-type="float">
            <text:p>-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292" calcext:value-type="float">
            <text:p>-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292" calcext:value-type="float">
            <text:p>-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5968" calcext:value-type="float">
            <text:p>-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9016" calcext:value-type="float">
            <text:p>-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5112" calcext:value-type="float">
            <text:p>-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5488" calcext:value-type="float">
            <text:p>-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7304" calcext:value-type="float">
            <text:p>-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0352" calcext:value-type="float">
            <text:p>-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0352" calcext:value-type="float">
            <text:p>-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9496" calcext:value-type="float">
            <text:p>-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864" calcext:value-type="float">
            <text:p>-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9976" calcext:value-type="float">
            <text:p>-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3024" calcext:value-type="float">
            <text:p>-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5216" calcext:value-type="float">
            <text:p>-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5216" calcext:value-type="float">
            <text:p>-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5216" calcext:value-type="float">
            <text:p>-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1312" calcext:value-type="float">
            <text:p>-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7408" calcext:value-type="float">
            <text:p>-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3504" calcext:value-type="float">
            <text:p>-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3504" calcext:value-type="float">
            <text:p>-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3504" calcext:value-type="float">
            <text:p>-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6552" calcext:value-type="float">
            <text:p>-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2648" calcext:value-type="float">
            <text:p>-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5696" calcext:value-type="float">
            <text:p>-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8744" calcext:value-type="float">
            <text:p>-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484" calcext:value-type="float">
            <text:p>-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7888" calcext:value-type="float">
            <text:p>-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0936" calcext:value-type="float">
            <text:p>-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3128" calcext:value-type="float">
            <text:p>-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9224" calcext:value-type="float">
            <text:p>-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2272" calcext:value-type="float">
            <text:p>-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8368" calcext:value-type="float">
            <text:p>-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8368" calcext:value-type="float">
            <text:p>-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532" calcext:value-type="float">
            <text:p>-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2272" calcext:value-type="float">
            <text:p>-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2272" calcext:value-type="float">
            <text:p>-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3608" calcext:value-type="float">
            <text:p>-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6656" calcext:value-type="float">
            <text:p>-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6656" calcext:value-type="float">
            <text:p>-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9704" calcext:value-type="float">
            <text:p>-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2752" calcext:value-type="float">
            <text:p>-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58" calcext:value-type="float">
            <text:p>-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8848" calcext:value-type="float">
            <text:p>-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1896" calcext:value-type="float">
            <text:p>-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7992" calcext:value-type="float">
            <text:p>-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7136" calcext:value-type="float">
            <text:p>-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7136" calcext:value-type="float">
            <text:p>-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7136" calcext:value-type="float">
            <text:p>-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232" calcext:value-type="float">
            <text:p>-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232" calcext:value-type="float">
            <text:p>-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628" calcext:value-type="float">
            <text:p>-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2376" calcext:value-type="float">
            <text:p>-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152" calcext:value-type="float">
            <text:p>-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8472" calcext:value-type="float">
            <text:p>-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152" calcext:value-type="float">
            <text:p>-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4568" calcext:value-type="float">
            <text:p>-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152" calcext:value-type="float">
            <text:p>-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4568" calcext:value-type="float">
            <text:p>-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152" calcext:value-type="float">
            <text:p>-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152" calcext:value-type="float">
            <text:p>-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5-23 0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4464" calcext:value-type="float">
            <text:p>-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1144" calcext:value-type="float">
            <text:p>-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6384" calcext:value-type="float">
            <text:p>-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6384" calcext:value-type="float">
            <text:p>-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9432" calcext:value-type="float">
            <text:p>-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8576" calcext:value-type="float">
            <text:p>-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5528" calcext:value-type="float">
            <text:p>-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6384" calcext:value-type="float">
            <text:p>-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9432" calcext:value-type="float">
            <text:p>-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5528" calcext:value-type="float">
            <text:p>-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9432" calcext:value-type="float">
            <text:p>-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6384" calcext:value-type="float">
            <text:p>-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6384" calcext:value-type="float">
            <text:p>-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6384" calcext:value-type="float">
            <text:p>-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6384" calcext:value-type="float">
            <text:p>-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9432" calcext:value-type="float">
            <text:p>-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9432" calcext:value-type="float">
            <text:p>-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6384" calcext:value-type="float">
            <text:p>-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6384" calcext:value-type="float">
            <text:p>-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6384" calcext:value-type="float">
            <text:p>-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3336" calcext:value-type="float">
            <text:p>-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5528" calcext:value-type="float">
            <text:p>-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9432" calcext:value-type="float">
            <text:p>-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6384" calcext:value-type="float">
            <text:p>-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3336" calcext:value-type="float">
            <text:p>-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6384" calcext:value-type="float">
            <text:p>-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3336" calcext:value-type="float">
            <text:p>-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3336" calcext:value-type="float">
            <text:p>-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0288" calcext:value-type="float">
            <text:p>-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0288" calcext:value-type="float">
            <text:p>-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6384" calcext:value-type="float">
            <text:p>-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6384" calcext:value-type="float">
            <text:p>-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0288" calcext:value-type="float">
            <text:p>-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0288" calcext:value-type="float">
            <text:p>-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724" calcext:value-type="float">
            <text:p>-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724" calcext:value-type="float">
            <text:p>-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724" calcext:value-type="float">
            <text:p>-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1144" calcext:value-type="float">
            <text:p>-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8096" calcext:value-type="float">
            <text:p>-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1144" calcext:value-type="float">
            <text:p>-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4192" calcext:value-type="float">
            <text:p>-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8096" calcext:value-type="float">
            <text:p>-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5048" calcext:value-type="float">
            <text:p>-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5048" calcext:value-type="float">
            <text:p>-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8096" calcext:value-type="float">
            <text:p>-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4192" calcext:value-type="float">
            <text:p>-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1144" calcext:value-type="float">
            <text:p>-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1144" calcext:value-type="float">
            <text:p>-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8096" calcext:value-type="float">
            <text:p>-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8952" calcext:value-type="float">
            <text:p>-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5048" calcext:value-type="float">
            <text:p>-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2" calcext:value-type="float">
            <text:p>-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5904" calcext:value-type="float">
            <text:p>-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9808" calcext:value-type="float">
            <text:p>-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3712" calcext:value-type="float">
            <text:p>-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4568" calcext:value-type="float">
            <text:p>-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4568" calcext:value-type="float">
            <text:p>-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8472" calcext:value-type="float">
            <text:p>-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9328" calcext:value-type="float">
            <text:p>-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9328" calcext:value-type="float">
            <text:p>-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9328" calcext:value-type="float">
            <text:p>-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9328" calcext:value-type="float">
            <text:p>-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8472" calcext:value-type="float">
            <text:p>-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232" calcext:value-type="float">
            <text:p>-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3-12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2272" calcext:value-type="float">
            <text:p>-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7992" calcext:value-type="float">
            <text:p>-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7992" calcext:value-type="float">
            <text:p>-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7136" calcext:value-type="float">
            <text:p>-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0184" calcext:value-type="float">
            <text:p>-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0184" calcext:value-type="float">
            <text:p>-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4944" calcext:value-type="float">
            <text:p>-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0184" calcext:value-type="float">
            <text:p>-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7992" calcext:value-type="float">
            <text:p>-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8848" calcext:value-type="float">
            <text:p>-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2752" calcext:value-type="float">
            <text:p>-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58" calcext:value-type="float">
            <text:p>-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8848" calcext:value-type="float">
            <text:p>-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58" calcext:value-type="float">
            <text:p>-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9704" calcext:value-type="float">
            <text:p>-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3608" calcext:value-type="float">
            <text:p>-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58" calcext:value-type="float">
            <text:p>-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2752" calcext:value-type="float">
            <text:p>-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58" calcext:value-type="float">
            <text:p>-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9704" calcext:value-type="float">
            <text:p>-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58" calcext:value-type="float">
            <text:p>-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6656" calcext:value-type="float">
            <text:p>-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7512" calcext:value-type="float">
            <text:p>-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6656" calcext:value-type="float">
            <text:p>-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8848" calcext:value-type="float">
            <text:p>-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4464" calcext:value-type="float">
            <text:p>-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2752" calcext:value-type="float">
            <text:p>-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532" calcext:value-type="float">
            <text:p>-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2752" calcext:value-type="float">
            <text:p>-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9704" calcext:value-type="float">
            <text:p>-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6656" calcext:value-type="float">
            <text:p>-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2752" calcext:value-type="float">
            <text:p>-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3608" calcext:value-type="float">
            <text:p>-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3608" calcext:value-type="float">
            <text:p>-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6656" calcext:value-type="float">
            <text:p>-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58" calcext:value-type="float">
            <text:p>-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7136" calcext:value-type="float">
            <text:p>-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7992" calcext:value-type="float">
            <text:p>-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58" calcext:value-type="float">
            <text:p>-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232" calcext:value-type="float">
            <text:p>-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3608" calcext:value-type="float">
            <text:p>-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7032" calcext:value-type="float">
            <text:p>-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2272" calcext:value-type="float">
            <text:p>-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532" calcext:value-type="float">
            <text:p>-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532" calcext:value-type="float">
            <text:p>-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532" calcext:value-type="float">
            <text:p>-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8368" calcext:value-type="float">
            <text:p>-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532" calcext:value-type="float">
            <text:p>-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8368" calcext:value-type="float">
            <text:p>-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8368" calcext:value-type="float">
            <text:p>-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9224" calcext:value-type="float">
            <text:p>-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6176" calcext:value-type="float">
            <text:p>-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9224" calcext:value-type="float">
            <text:p>-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2272" calcext:value-type="float">
            <text:p>-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9224" calcext:value-type="float">
            <text:p>-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9224" calcext:value-type="float">
            <text:p>-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3128" calcext:value-type="float">
            <text:p>-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3128" calcext:value-type="float">
            <text:p>-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3128" calcext:value-type="float">
            <text:p>-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6176" calcext:value-type="float">
            <text:p>-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3128" calcext:value-type="float">
            <text:p>-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3128" calcext:value-type="float">
            <text:p>-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7032" calcext:value-type="float">
            <text:p>-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7032" calcext:value-type="float">
            <text:p>-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7032" calcext:value-type="float">
            <text:p>-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3128" calcext:value-type="float">
            <text:p>-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6176" calcext:value-type="float">
            <text:p>-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7032" calcext:value-type="float">
            <text:p>-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0936" calcext:value-type="float">
            <text:p>-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0936" calcext:value-type="float">
            <text:p>-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7888" calcext:value-type="float">
            <text:p>-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484" calcext:value-type="float">
            <text:p>-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1792" calcext:value-type="float">
            <text:p>-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8744" calcext:value-type="float">
            <text:p>-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2-17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3024" calcext:value-type="float">
            <text:p>-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484" calcext:value-type="float">
            <text:p>-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8744" calcext:value-type="float">
            <text:p>-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484" calcext:value-type="float">
            <text:p>-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1792" calcext:value-type="float">
            <text:p>-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7888" calcext:value-type="float">
            <text:p>-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8744" calcext:value-type="float">
            <text:p>-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2648" calcext:value-type="float">
            <text:p>-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5696" calcext:value-type="float">
            <text:p>-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2648" calcext:value-type="float">
            <text:p>-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6552" calcext:value-type="float">
            <text:p>-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6552" calcext:value-type="float">
            <text:p>-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6552" calcext:value-type="float">
            <text:p>-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3504" calcext:value-type="float">
            <text:p>-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3504" calcext:value-type="float">
            <text:p>-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0456" calcext:value-type="float">
            <text:p>-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0456" calcext:value-type="float">
            <text:p>-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7408" calcext:value-type="float">
            <text:p>-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7408" calcext:value-type="float">
            <text:p>-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0456" calcext:value-type="float">
            <text:p>-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7408" calcext:value-type="float">
            <text:p>-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0456" calcext:value-type="float">
            <text:p>-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8264" calcext:value-type="float">
            <text:p>-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8264" calcext:value-type="float">
            <text:p>-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8264" calcext:value-type="float">
            <text:p>-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1312" calcext:value-type="float">
            <text:p>-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8264" calcext:value-type="float">
            <text:p>-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8264" calcext:value-type="float">
            <text:p>-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5216" calcext:value-type="float">
            <text:p>-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2168" calcext:value-type="float">
            <text:p>-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2168" calcext:value-type="float">
            <text:p>-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6072" calcext:value-type="float">
            <text:p>-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6072" calcext:value-type="float">
            <text:p>-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1-08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7304" calcext:value-type="float">
            <text:p>-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9976" calcext:value-type="float">
            <text:p>-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9976" calcext:value-type="float">
            <text:p>-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9976" calcext:value-type="float">
            <text:p>-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88" calcext:value-type="float">
            <text:p>-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88" calcext:value-type="float">
            <text:p>-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88" calcext:value-type="float">
            <text:p>-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688" calcext:value-type="float">
            <text:p>-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688" calcext:value-type="float">
            <text:p>-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688" calcext:value-type="float">
            <text:p>-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864" calcext:value-type="float">
            <text:p>-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688" calcext:value-type="float">
            <text:p>-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864" calcext:value-type="float">
            <text:p>-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864" calcext:value-type="float">
            <text:p>-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864" calcext:value-type="float">
            <text:p>-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864" calcext:value-type="float">
            <text:p>-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688" calcext:value-type="float">
            <text:p>-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688" calcext:value-type="float">
            <text:p>-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688" calcext:value-type="float">
            <text:p>-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292" calcext:value-type="float">
            <text:p>-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7784" calcext:value-type="float">
            <text:p>-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7784" calcext:value-type="float">
            <text:p>-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88" calcext:value-type="float">
            <text:p>-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88" calcext:value-type="float">
            <text:p>-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88" calcext:value-type="float">
            <text:p>-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9976" calcext:value-type="float">
            <text:p>-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9976" calcext:value-type="float">
            <text:p>-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9976" calcext:value-type="float">
            <text:p>-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9976" calcext:value-type="float">
            <text:p>-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3024" calcext:value-type="float">
            <text:p>-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6072" calcext:value-type="float">
            <text:p>-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6072" calcext:value-type="float">
            <text:p>-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6072" calcext:value-type="float">
            <text:p>-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6072" calcext:value-type="float">
            <text:p>-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2168" calcext:value-type="float">
            <text:p>-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5216" calcext:value-type="float">
            <text:p>-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8264" calcext:value-type="float">
            <text:p>-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8264" calcext:value-type="float">
            <text:p>-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7408" calcext:value-type="float">
            <text:p>-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7408" calcext:value-type="float">
            <text:p>-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3504" calcext:value-type="float">
            <text:p>-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6552" calcext:value-type="float">
            <text:p>-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8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688" calcext:value-type="float">
            <text:p>-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2648" calcext:value-type="float">
            <text:p>-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5696" calcext:value-type="float">
            <text:p>-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8744" calcext:value-type="float">
            <text:p>-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1792" calcext:value-type="float">
            <text:p>-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484" calcext:value-type="float">
            <text:p>-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7888" calcext:value-type="float">
            <text:p>-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7888" calcext:value-type="float">
            <text:p>-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0936" calcext:value-type="float">
            <text:p>-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3984" calcext:value-type="float">
            <text:p>-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7032" calcext:value-type="float">
            <text:p>-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3128" calcext:value-type="float">
            <text:p>-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3128" calcext:value-type="float">
            <text:p>-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6176" calcext:value-type="float">
            <text:p>-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2272" calcext:value-type="float">
            <text:p>-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532" calcext:value-type="float">
            <text:p>-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8368" calcext:value-type="float">
            <text:p>-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4464" calcext:value-type="float">
            <text:p>-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6656" calcext:value-type="float">
            <text:p>-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9704" calcext:value-type="float">
            <text:p>-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2752" calcext:value-type="float">
            <text:p>-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2752" calcext:value-type="float">
            <text:p>-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58" calcext:value-type="float">
            <text:p>-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1896" calcext:value-type="float">
            <text:p>-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4944" calcext:value-type="float">
            <text:p>-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7992" calcext:value-type="float">
            <text:p>-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7136" calcext:value-type="float">
            <text:p>-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232" calcext:value-type="float">
            <text:p>-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628" calcext:value-type="float">
            <text:p>-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2376" calcext:value-type="float">
            <text:p>-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8472" calcext:value-type="float">
            <text:p>-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152" calcext:value-type="float">
            <text:p>-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0664" calcext:value-type="float">
            <text:p>-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3712" calcext:value-type="float">
            <text:p>-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676" calcext:value-type="float">
            <text:p>-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2856" calcext:value-type="float">
            <text:p>-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8952" calcext:value-type="float">
            <text:p>-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2" calcext:value-type="float">
            <text:p>-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8096" calcext:value-type="float">
            <text:p>-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4192" calcext:value-type="float">
            <text:p>-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0288" calcext:value-type="float">
            <text:p>-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0664" calcext:value-type="float">
            <text:p>-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6384" calcext:value-type="float">
            <text:p>-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9432" calcext:value-type="float">
            <text:p>-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8576" calcext:value-type="float">
            <text:p>-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0768" calcext:value-type="float">
            <text:p>-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3816" calcext:value-type="float">
            <text:p>-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9912" calcext:value-type="float">
            <text:p>-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296" calcext:value-type="float">
            <text:p>-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9056" calcext:value-type="float">
            <text:p>-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5152" calcext:value-type="float">
            <text:p>-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82" calcext:value-type="float">
            <text:p>-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1248" calcext:value-type="float">
            <text:p>-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7344" calcext:value-type="float">
            <text:p>-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0392" calcext:value-type="float">
            <text:p>-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6488" calcext:value-type="float">
            <text:p>-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9536" calcext:value-type="float">
            <text:p>-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868" calcext:value-type="float">
            <text:p>-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1728" calcext:value-type="float">
            <text:p>-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4776" calcext:value-type="float">
            <text:p>-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7824" calcext:value-type="float">
            <text:p>-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7824" calcext:value-type="float">
            <text:p>-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392" calcext:value-type="float">
            <text:p>-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3064" calcext:value-type="float">
            <text:p>-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6112" calcext:value-type="float">
            <text:p>-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916" calcext:value-type="float">
            <text:p>-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2208" calcext:value-type="float">
            <text:p>-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2208" calcext:value-type="float">
            <text:p>-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5256" calcext:value-type="float">
            <text:p>-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1352" calcext:value-type="float">
            <text:p>-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1352" calcext:value-type="float">
            <text:p>-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44" calcext:value-type="float">
            <text:p>-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0496" calcext:value-type="float">
            <text:p>-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3544" calcext:value-type="float">
            <text:p>-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5-23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4776" calcext:value-type="float">
            <text:p>-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964" calcext:value-type="float">
            <text:p>-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6592" calcext:value-type="float">
            <text:p>-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2688" calcext:value-type="float">
            <text:p>-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2688" calcext:value-type="float">
            <text:p>-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5736" calcext:value-type="float">
            <text:p>-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8784" calcext:value-type="float">
            <text:p>-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8784" calcext:value-type="float">
            <text:p>-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8784" calcext:value-type="float">
            <text:p>-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1832" calcext:value-type="float">
            <text:p>-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488" calcext:value-type="float">
            <text:p>-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488" calcext:value-type="float">
            <text:p>-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488" calcext:value-type="float">
            <text:p>-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488" calcext:value-type="float">
            <text:p>-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488" calcext:value-type="float">
            <text:p>-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488" calcext:value-type="float">
            <text:p>-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7928" calcext:value-type="float">
            <text:p>-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0976" calcext:value-type="float">
            <text:p>-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7072" calcext:value-type="float">
            <text:p>-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012" calcext:value-type="float">
            <text:p>-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4024" calcext:value-type="float">
            <text:p>-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4024" calcext:value-type="float">
            <text:p>-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4024" calcext:value-type="float">
            <text:p>-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4024" calcext:value-type="float">
            <text:p>-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4024" calcext:value-type="float">
            <text:p>-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4024" calcext:value-type="float">
            <text:p>-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7072" calcext:value-type="float">
            <text:p>-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3168" calcext:value-type="float">
            <text:p>-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7072" calcext:value-type="float">
            <text:p>-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4024" calcext:value-type="float">
            <text:p>-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7072" calcext:value-type="float">
            <text:p>-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0976" calcext:value-type="float">
            <text:p>-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4024" calcext:value-type="float">
            <text:p>-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7072" calcext:value-type="float">
            <text:p>-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7072" calcext:value-type="float">
            <text:p>-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4024" calcext:value-type="float">
            <text:p>-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4024" calcext:value-type="float">
            <text:p>-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7072" calcext:value-type="float">
            <text:p>-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012" calcext:value-type="float">
            <text:p>-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012" calcext:value-type="float">
            <text:p>-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3168" calcext:value-type="float">
            <text:p>-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7072" calcext:value-type="float">
            <text:p>-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4-10 2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1352" calcext:value-type="float">
            <text:p>-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0976" calcext:value-type="float">
            <text:p>-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4024" calcext:value-type="float">
            <text:p>-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7072" calcext:value-type="float">
            <text:p>-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4024" calcext:value-type="float">
            <text:p>-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6216" calcext:value-type="float">
            <text:p>-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9264" calcext:value-type="float">
            <text:p>-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7072" calcext:value-type="float">
            <text:p>-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7928" calcext:value-type="float">
            <text:p>-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4024" calcext:value-type="float">
            <text:p>-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6216" calcext:value-type="float">
            <text:p>-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6216" calcext:value-type="float">
            <text:p>-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3168" calcext:value-type="float">
            <text:p>-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012" calcext:value-type="float">
            <text:p>-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7072" calcext:value-type="float">
            <text:p>-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7072" calcext:value-type="float">
            <text:p>-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012" calcext:value-type="float">
            <text:p>-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3168" calcext:value-type="float">
            <text:p>-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6216" calcext:value-type="float">
            <text:p>-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7072" calcext:value-type="float">
            <text:p>-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4024" calcext:value-type="float">
            <text:p>-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4024" calcext:value-type="float">
            <text:p>-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0976" calcext:value-type="float">
            <text:p>-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7928" calcext:value-type="float">
            <text:p>-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0976" calcext:value-type="float">
            <text:p>-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4024" calcext:value-type="float">
            <text:p>-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4024" calcext:value-type="float">
            <text:p>-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0976" calcext:value-type="float">
            <text:p>-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3-13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44" calcext:value-type="float">
            <text:p>-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0976" calcext:value-type="float">
            <text:p>-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0976" calcext:value-type="float">
            <text:p>-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0976" calcext:value-type="float">
            <text:p>-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7928" calcext:value-type="float">
            <text:p>-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1832" calcext:value-type="float">
            <text:p>-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7928" calcext:value-type="float">
            <text:p>-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0976" calcext:value-type="float">
            <text:p>-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7928" calcext:value-type="float">
            <text:p>-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488" calcext:value-type="float">
            <text:p>-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0976" calcext:value-type="float">
            <text:p>-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0976" calcext:value-type="float">
            <text:p>-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488" calcext:value-type="float">
            <text:p>-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1832" calcext:value-type="float">
            <text:p>-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5736" calcext:value-type="float">
            <text:p>-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5736" calcext:value-type="float">
            <text:p>-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8784" calcext:value-type="float">
            <text:p>-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964" calcext:value-type="float">
            <text:p>-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3544" calcext:value-type="float">
            <text:p>-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44" calcext:value-type="float">
            <text:p>-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8304" calcext:value-type="float">
            <text:p>-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5256" calcext:value-type="float">
            <text:p>-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2208" calcext:value-type="float">
            <text:p>-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916" calcext:value-type="float">
            <text:p>-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3064" calcext:value-type="float">
            <text:p>-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0016" calcext:value-type="float">
            <text:p>-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392" calcext:value-type="float">
            <text:p>-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392" calcext:value-type="float">
            <text:p>-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392" calcext:value-type="float">
            <text:p>-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0872" calcext:value-type="float">
            <text:p>-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4776" calcext:value-type="float">
            <text:p>-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868" calcext:value-type="float">
            <text:p>-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5632" calcext:value-type="float">
            <text:p>-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2584" calcext:value-type="float">
            <text:p>-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6488" calcext:value-type="float">
            <text:p>-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9536" calcext:value-type="float">
            <text:p>-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6488" calcext:value-type="float">
            <text:p>-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4296" calcext:value-type="float">
            <text:p>-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5152" calcext:value-type="float">
            <text:p>-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9056" calcext:value-type="float">
            <text:p>-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6008" calcext:value-type="float">
            <text:p>-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9912" calcext:value-type="float">
            <text:p>-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772" calcext:value-type="float">
            <text:p>-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8576" calcext:value-type="float">
            <text:p>-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9432" calcext:value-type="float">
            <text:p>-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3336" calcext:value-type="float">
            <text:p>-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724" calcext:value-type="float">
            <text:p>-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1-26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0288" calcext:value-type="float">
            <text:p>-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4192" calcext:value-type="float">
            <text:p>-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724" calcext:value-type="float">
            <text:p>-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724" calcext:value-type="float">
            <text:p>-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4192" calcext:value-type="float">
            <text:p>-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1144" calcext:value-type="float">
            <text:p>-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8096" calcext:value-type="float">
            <text:p>-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2" calcext:value-type="float">
            <text:p>-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1144" calcext:value-type="float">
            <text:p>-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5048" calcext:value-type="float">
            <text:p>-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2" calcext:value-type="float">
            <text:p>-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8096" calcext:value-type="float">
            <text:p>-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8096" calcext:value-type="float">
            <text:p>-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2" calcext:value-type="float">
            <text:p>-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5048" calcext:value-type="float">
            <text:p>-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1144" calcext:value-type="float">
            <text:p>-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2" calcext:value-type="float">
            <text:p>-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5904" calcext:value-type="float">
            <text:p>-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5048" calcext:value-type="float">
            <text:p>-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2" calcext:value-type="float">
            <text:p>-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2856" calcext:value-type="float">
            <text:p>-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5904" calcext:value-type="float">
            <text:p>-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8952" calcext:value-type="float">
            <text:p>-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2856" calcext:value-type="float">
            <text:p>-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9808" calcext:value-type="float">
            <text:p>-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2856" calcext:value-type="float">
            <text:p>-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2856" calcext:value-type="float">
            <text:p>-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9808" calcext:value-type="float">
            <text:p>-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676" calcext:value-type="float">
            <text:p>-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676" calcext:value-type="float">
            <text:p>-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676" calcext:value-type="float">
            <text:p>-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3712" calcext:value-type="float">
            <text:p>-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3712" calcext:value-type="float">
            <text:p>-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676" calcext:value-type="float">
            <text:p>-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9808" calcext:value-type="float">
            <text:p>-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676" calcext:value-type="float">
            <text:p>-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9808" calcext:value-type="float">
            <text:p>-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2856" calcext:value-type="float">
            <text:p>-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9808" calcext:value-type="float">
            <text:p>-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3712" calcext:value-type="float">
            <text:p>-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0664" calcext:value-type="float">
            <text:p>-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0664" calcext:value-type="float">
            <text:p>-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0664" calcext:value-type="float">
            <text:p>-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0664" calcext:value-type="float">
            <text:p>-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4568" calcext:value-type="float">
            <text:p>-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152" calcext:value-type="float">
            <text:p>-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4568" calcext:value-type="float">
            <text:p>-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8472" calcext:value-type="float">
            <text:p>-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8472" calcext:value-type="float">
            <text:p>-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152" calcext:value-type="float">
            <text:p>-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4568" calcext:value-type="float">
            <text:p>-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4568" calcext:value-type="float">
            <text:p>-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8472" calcext:value-type="float">
            <text:p>-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8472" calcext:value-type="float">
            <text:p>-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152" calcext:value-type="float">
            <text:p>-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2376" calcext:value-type="float">
            <text:p>-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232" calcext:value-type="float">
            <text:p>-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232" calcext:value-type="float">
            <text:p>-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9328" calcext:value-type="float">
            <text:p>-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2376" calcext:value-type="float">
            <text:p>-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628" calcext:value-type="float">
            <text:p>-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9328" calcext:value-type="float">
            <text:p>-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628" calcext:value-type="float">
            <text:p>-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232" calcext:value-type="float">
            <text:p>-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232" calcext:value-type="float">
            <text:p>-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232" calcext:value-type="float">
            <text:p>-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0184" calcext:value-type="float">
            <text:p>-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0184" calcext:value-type="float">
            <text:p>-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7136" calcext:value-type="float">
            <text:p>-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0184" calcext:value-type="float">
            <text:p>-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232" calcext:value-type="float">
            <text:p>-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7136" calcext:value-type="float">
            <text:p>-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7992" calcext:value-type="float">
            <text:p>-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7992" calcext:value-type="float">
            <text:p>-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4944" calcext:value-type="float">
            <text:p>-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7992" calcext:value-type="float">
            <text:p>-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7992" calcext:value-type="float">
            <text:p>-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7992" calcext:value-type="float">
            <text:p>-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0-25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532" calcext:value-type="float">
            <text:p>-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4944" calcext:value-type="float">
            <text:p>-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1896" calcext:value-type="float">
            <text:p>-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1896" calcext:value-type="float">
            <text:p>-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4944" calcext:value-type="float">
            <text:p>-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1896" calcext:value-type="float">
            <text:p>-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8848" calcext:value-type="float">
            <text:p>-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8848" calcext:value-type="float">
            <text:p>-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1896" calcext:value-type="float">
            <text:p>-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1896" calcext:value-type="float">
            <text:p>-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7992" calcext:value-type="float">
            <text:p>-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7992" calcext:value-type="float">
            <text:p>-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1896" calcext:value-type="float">
            <text:p>-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8848" calcext:value-type="float">
            <text:p>-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58" calcext:value-type="float">
            <text:p>-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58" calcext:value-type="float">
            <text:p>-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2752" calcext:value-type="float">
            <text:p>-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2752" calcext:value-type="float">
            <text:p>-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58" calcext:value-type="float">
            <text:p>-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1896" calcext:value-type="float">
            <text:p>-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1896" calcext:value-type="float">
            <text:p>-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1896" calcext:value-type="float">
            <text:p>-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8848" calcext:value-type="float">
            <text:p>-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58" calcext:value-type="float">
            <text:p>-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58" calcext:value-type="float">
            <text:p>-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58" calcext:value-type="float">
            <text:p>-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58" calcext:value-type="float">
            <text:p>-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8848" calcext:value-type="float">
            <text:p>-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1896" calcext:value-type="float">
            <text:p>-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1896" calcext:value-type="float">
            <text:p>-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7992" calcext:value-type="float">
            <text:p>-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7992" calcext:value-type="float">
            <text:p>-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7992" calcext:value-type="float">
            <text:p>-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7992" calcext:value-type="float">
            <text:p>-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9-14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4464" calcext:value-type="float">
            <text:p>-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7136" calcext:value-type="float">
            <text:p>-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0184" calcext:value-type="float">
            <text:p>-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0184" calcext:value-type="float">
            <text:p>-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0184" calcext:value-type="float">
            <text:p>-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0184" calcext:value-type="float">
            <text:p>-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232" calcext:value-type="float">
            <text:p>-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9328" calcext:value-type="float">
            <text:p>-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2376" calcext:value-type="float">
            <text:p>-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152" calcext:value-type="float">
            <text:p>-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8472" calcext:value-type="float">
            <text:p>-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152" calcext:value-type="float">
            <text:p>-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4568" calcext:value-type="float">
            <text:p>-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4568" calcext:value-type="float">
            <text:p>-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0664" calcext:value-type="float">
            <text:p>-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3712" calcext:value-type="float">
            <text:p>-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676" calcext:value-type="float">
            <text:p>-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9808" calcext:value-type="float">
            <text:p>-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2856" calcext:value-type="float">
            <text:p>-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5904" calcext:value-type="float">
            <text:p>-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5048" calcext:value-type="float">
            <text:p>-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2" calcext:value-type="float">
            <text:p>-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2856" calcext:value-type="float">
            <text:p>-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5904" calcext:value-type="float">
            <text:p>-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8952" calcext:value-type="float">
            <text:p>-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2" calcext:value-type="float">
            <text:p>-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2" calcext:value-type="float">
            <text:p>-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8096" calcext:value-type="float">
            <text:p>-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4192" calcext:value-type="float">
            <text:p>-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0288" calcext:value-type="float">
            <text:p>-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3336" calcext:value-type="float">
            <text:p>-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6384" calcext:value-type="float">
            <text:p>-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5528" calcext:value-type="float">
            <text:p>-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1624" calcext:value-type="float">
            <text:p>-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0768" calcext:value-type="float">
            <text:p>-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6864" calcext:value-type="float">
            <text:p>-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296" calcext:value-type="float">
            <text:p>-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6008" calcext:value-type="float">
            <text:p>-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6008" calcext:value-type="float">
            <text:p>-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5152" calcext:value-type="float">
            <text:p>-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82" calcext:value-type="float">
            <text:p>-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4296" calcext:value-type="float">
            <text:p>-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344" calcext:value-type="float">
            <text:p>-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7-27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9912" calcext:value-type="float">
            <text:p>-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868" calcext:value-type="float">
            <text:p>-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1728" calcext:value-type="float">
            <text:p>-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7824" calcext:value-type="float">
            <text:p>-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6968" calcext:value-type="float">
            <text:p>-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3064" calcext:value-type="float">
            <text:p>-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916" calcext:value-type="float">
            <text:p>-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5256" calcext:value-type="float">
            <text:p>-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1352" calcext:value-type="float">
            <text:p>-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0496" calcext:value-type="float">
            <text:p>-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6592" calcext:value-type="float">
            <text:p>-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5736" calcext:value-type="float">
            <text:p>-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1832" calcext:value-type="float">
            <text:p>-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7928" calcext:value-type="float">
            <text:p>-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7072" calcext:value-type="float">
            <text:p>-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6216" calcext:value-type="float">
            <text:p>-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536" calcext:value-type="float">
            <text:p>-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4504" calcext:value-type="float">
            <text:p>-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3648" calcext:value-type="float">
            <text:p>-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2792" calcext:value-type="float">
            <text:p>-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1936" calcext:value-type="float">
            <text:p>-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8032" calcext:value-type="float">
            <text:p>-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108" calcext:value-type="float">
            <text:p>-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9368" calcext:value-type="float">
            <text:p>-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4608" calcext:value-type="float">
            <text:p>-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3752" calcext:value-type="float">
            <text:p>-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9848" calcext:value-type="float">
            <text:p>-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5944" calcext:value-type="float">
            <text:p>-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204" calcext:value-type="float">
            <text:p>-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8136" calcext:value-type="float">
            <text:p>-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0328" calcext:value-type="float">
            <text:p>-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9472" calcext:value-type="float">
            <text:p>-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252" calcext:value-type="float">
            <text:p>-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0808" calcext:value-type="float">
            <text:p>-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3" calcext:value-type="float">
            <text:p>-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9096" calcext:value-type="float">
            <text:p>-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6-14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3168" calcext:value-type="float">
            <text:p>-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6048" calcext:value-type="float">
            <text:p>-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6048" calcext:value-type="float">
            <text:p>-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9096" calcext:value-type="float">
            <text:p>-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5192" calcext:value-type="float">
            <text:p>-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1288" calcext:value-type="float">
            <text:p>-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7384" calcext:value-type="float">
            <text:p>-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0432" calcext:value-type="float">
            <text:p>-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6528" calcext:value-type="float">
            <text:p>-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9576" calcext:value-type="float">
            <text:p>-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872" calcext:value-type="float">
            <text:p>-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7864" calcext:value-type="float">
            <text:p>-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396" calcext:value-type="float">
            <text:p>-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7008" calcext:value-type="float">
            <text:p>-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0056" calcext:value-type="float">
            <text:p>-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0056" calcext:value-type="float">
            <text:p>-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0056" calcext:value-type="float">
            <text:p>-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7008" calcext:value-type="float">
            <text:p>-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7864" calcext:value-type="float">
            <text:p>-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6528" calcext:value-type="float">
            <text:p>-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1288" calcext:value-type="float">
            <text:p>-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5192" calcext:value-type="float">
            <text:p>-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5192" calcext:value-type="float">
            <text:p>-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824" calcext:value-type="float">
            <text:p>-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1288" calcext:value-type="float">
            <text:p>-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7384" calcext:value-type="float">
            <text:p>-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348" calcext:value-type="float">
            <text:p>-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348" calcext:value-type="float">
            <text:p>-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6528" calcext:value-type="float">
            <text:p>-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9576" calcext:value-type="float">
            <text:p>-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2624" calcext:value-type="float">
            <text:p>-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5672" calcext:value-type="float">
            <text:p>-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1768" calcext:value-type="float">
            <text:p>-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7864" calcext:value-type="float">
            <text:p>-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7864" calcext:value-type="float">
            <text:p>-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396" calcext:value-type="float">
            <text:p>-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396" calcext:value-type="float">
            <text:p>-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0056" calcext:value-type="float">
            <text:p>-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3104" calcext:value-type="float">
            <text:p>-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92" calcext:value-type="float">
            <text:p>-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2248" calcext:value-type="float">
            <text:p>-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8344" calcext:value-type="float">
            <text:p>-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7488" calcext:value-type="float">
            <text:p>-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444" calcext:value-type="float">
            <text:p>-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1392" calcext:value-type="float">
            <text:p>-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444" calcext:value-type="float">
            <text:p>-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7488" calcext:value-type="float">
            <text:p>-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0536" calcext:value-type="float">
            <text:p>-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6632" calcext:value-type="float">
            <text:p>-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5776" calcext:value-type="float">
            <text:p>-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8824" calcext:value-type="float">
            <text:p>-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5776" calcext:value-type="float">
            <text:p>-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5776" calcext:value-type="float">
            <text:p>-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8824" calcext:value-type="float">
            <text:p>-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7968" calcext:value-type="float">
            <text:p>-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016" calcext:value-type="float">
            <text:p>-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6256" calcext:value-type="float">
            <text:p>-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3208" calcext:value-type="float">
            <text:p>-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6256" calcext:value-type="float">
            <text:p>-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8448" calcext:value-type="float">
            <text:p>-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7592" calcext:value-type="float">
            <text:p>-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6736" calcext:value-type="float">
            <text:p>-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3688" calcext:value-type="float">
            <text:p>-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064" calcext:value-type="float">
            <text:p>-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064" calcext:value-type="float">
            <text:p>-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2832" calcext:value-type="float">
            <text:p>-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8928" calcext:value-type="float">
            <text:p>-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588" calcext:value-type="float">
            <text:p>-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8928" calcext:value-type="float">
            <text:p>-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112" calcext:value-type="float">
            <text:p>-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3312" calcext:value-type="float">
            <text:p>-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7216" calcext:value-type="float">
            <text:p>-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2832" calcext:value-type="float">
            <text:p>-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1496" calcext:value-type="float">
            <text:p>-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4544" calcext:value-type="float">
            <text:p>-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4544" calcext:value-type="float">
            <text:p>-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016" calcext:value-type="float">
            <text:p>-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1016" calcext:value-type="float">
            <text:p>-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7112" calcext:value-type="float">
            <text:p>-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4064" calcext:value-type="float">
            <text:p>-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492" calcext:value-type="float">
            <text:p>-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6632" calcext:value-type="float">
            <text:p>-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7488" calcext:value-type="float">
            <text:p>-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5296" calcext:value-type="float">
            <text:p>-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0912" calcext:value-type="float">
            <text:p>-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7384" calcext:value-type="float">
            <text:p>-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4712" calcext:value-type="float">
            <text:p>-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8136" calcext:value-type="float">
            <text:p>-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06" calcext:value-type="float">
            <text:p>-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0496" calcext:value-type="float">
            <text:p>-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2104" calcext:value-type="float">
            <text:p>-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3336" calcext:value-type="float">
            <text:p>-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8952" calcext:value-type="float">
            <text:p>-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9328" calcext:value-type="float">
            <text:p>-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7136" calcext:value-type="float">
            <text:p>-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7992" calcext:value-type="float">
            <text:p>-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7136" calcext:value-type="float">
            <text:p>-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7992" calcext:value-type="float">
            <text:p>-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7992" calcext:value-type="float">
            <text:p>-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0184" calcext:value-type="float">
            <text:p>-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0184" calcext:value-type="float">
            <text:p>-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1896" calcext:value-type="float">
            <text:p>-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1896" calcext:value-type="float">
            <text:p>-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4944" calcext:value-type="float">
            <text:p>-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8848" calcext:value-type="float">
            <text:p>-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58" calcext:value-type="float">
            <text:p>-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8848" calcext:value-type="float">
            <text:p>-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7992" calcext:value-type="float">
            <text:p>-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7992" calcext:value-type="float">
            <text:p>-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8848" calcext:value-type="float">
            <text:p>-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4944" calcext:value-type="float">
            <text:p>-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8848" calcext:value-type="float">
            <text:p>-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2752" calcext:value-type="float">
            <text:p>-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2752" calcext:value-type="float">
            <text:p>-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9704" calcext:value-type="float">
            <text:p>-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2752" calcext:value-type="float">
            <text:p>-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1896" calcext:value-type="float">
            <text:p>-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58" calcext:value-type="float">
            <text:p>-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2752" calcext:value-type="float">
            <text:p>-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9704" calcext:value-type="float">
            <text:p>-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9704" calcext:value-type="float">
            <text:p>-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9704" calcext:value-type="float">
            <text:p>-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58" calcext:value-type="float">
            <text:p>-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58" calcext:value-type="float">
            <text:p>-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9704" calcext:value-type="float">
            <text:p>-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7512" calcext:value-type="float">
            <text:p>-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3608" calcext:value-type="float">
            <text:p>-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7512" calcext:value-type="float">
            <text:p>-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7512" calcext:value-type="float">
            <text:p>-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3608" calcext:value-type="float">
            <text:p>-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7512" calcext:value-type="float">
            <text:p>-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3608" calcext:value-type="float">
            <text:p>-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9704" calcext:value-type="float">
            <text:p>-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6656" calcext:value-type="float">
            <text:p>-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3608" calcext:value-type="float">
            <text:p>-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1416" calcext:value-type="float">
            <text:p>-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532" calcext:value-type="float">
            <text:p>-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8368" calcext:value-type="float">
            <text:p>-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4464" calcext:value-type="float">
            <text:p>-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532" calcext:value-type="float">
            <text:p>-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9224" calcext:value-type="float">
            <text:p>-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6176" calcext:value-type="float">
            <text:p>-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6176" calcext:value-type="float">
            <text:p>-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9224" calcext:value-type="float">
            <text:p>-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6176" calcext:value-type="float">
            <text:p>-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2272" calcext:value-type="float">
            <text:p>-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8368" calcext:value-type="float">
            <text:p>-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8368" calcext:value-type="float">
            <text:p>-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3984" calcext:value-type="float">
            <text:p>-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3504" calcext:value-type="float">
            <text:p>-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1312" calcext:value-type="float">
            <text:p>-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2168" calcext:value-type="float">
            <text:p>-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6072" calcext:value-type="float">
            <text:p>-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3024" calcext:value-type="float">
            <text:p>-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6072" calcext:value-type="float">
            <text:p>-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6072" calcext:value-type="float">
            <text:p>-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6072" calcext:value-type="float">
            <text:p>-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9976" calcext:value-type="float">
            <text:p>-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9976" calcext:value-type="float">
            <text:p>-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88" calcext:value-type="float">
            <text:p>-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3024" calcext:value-type="float">
            <text:p>-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3024" calcext:value-type="float">
            <text:p>-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88" calcext:value-type="float">
            <text:p>-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7784" calcext:value-type="float">
            <text:p>-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864" calcext:value-type="float">
            <text:p>-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864" calcext:value-type="float">
            <text:p>-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864" calcext:value-type="float">
            <text:p>-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688" calcext:value-type="float">
            <text:p>-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9496" calcext:value-type="float">
            <text:p>-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0352" calcext:value-type="float">
            <text:p>-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34" calcext:value-type="float">
            <text:p>-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34" calcext:value-type="float">
            <text:p>-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0352" calcext:value-type="float">
            <text:p>-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7304" calcext:value-type="float">
            <text:p>-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5112" calcext:value-type="float">
            <text:p>-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5112" calcext:value-type="float">
            <text:p>-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5112" calcext:value-type="float">
            <text:p>-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2064" calcext:value-type="float">
            <text:p>-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2064" calcext:value-type="float">
            <text:p>-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9016" calcext:value-type="float">
            <text:p>-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292" calcext:value-type="float">
            <text:p>-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6824" calcext:value-type="float">
            <text:p>-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6824" calcext:value-type="float">
            <text:p>-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9872" calcext:value-type="float">
            <text:p>-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292" calcext:value-type="float">
            <text:p>-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4632" calcext:value-type="float">
            <text:p>-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4632" calcext:value-type="float">
            <text:p>-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1584" calcext:value-type="float">
            <text:p>-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8536" calcext:value-type="float">
            <text:p>-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1584" calcext:value-type="float">
            <text:p>-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1584" calcext:value-type="float">
            <text:p>-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5488" calcext:value-type="float">
            <text:p>-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244" calcext:value-type="float">
            <text:p>-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9392" calcext:value-type="float">
            <text:p>-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244" calcext:value-type="float">
            <text:p>-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244" calcext:value-type="float">
            <text:p>-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5488" calcext:value-type="float">
            <text:p>-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5488" calcext:value-type="float">
            <text:p>-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244" calcext:value-type="float">
            <text:p>-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9392" calcext:value-type="float">
            <text:p>-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244" calcext:value-type="float">
            <text:p>-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244" calcext:value-type="float">
            <text:p>-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244" calcext:value-type="float">
            <text:p>-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9392" calcext:value-type="float">
            <text:p>-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9392" calcext:value-type="float">
            <text:p>-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9392" calcext:value-type="float">
            <text:p>-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9392" calcext:value-type="float">
            <text:p>-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244" calcext:value-type="float">
            <text:p>-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9392" calcext:value-type="float">
            <text:p>-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244" calcext:value-type="float">
            <text:p>-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5488" calcext:value-type="float">
            <text:p>-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5488" calcext:value-type="float">
            <text:p>-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5488" calcext:value-type="float">
            <text:p>-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5488" calcext:value-type="float">
            <text:p>-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5488" calcext:value-type="float">
            <text:p>-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5488" calcext:value-type="float">
            <text:p>-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244" calcext:value-type="float">
            <text:p>-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244" calcext:value-type="float">
            <text:p>-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5488" calcext:value-type="float">
            <text:p>-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5488" calcext:value-type="float">
            <text:p>-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1584" calcext:value-type="float">
            <text:p>-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1584" calcext:value-type="float">
            <text:p>-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4632" calcext:value-type="float">
            <text:p>-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1584" calcext:value-type="float">
            <text:p>-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8536" calcext:value-type="float">
            <text:p>-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1584" calcext:value-type="float">
            <text:p>-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4632" calcext:value-type="float">
            <text:p>-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6824" calcext:value-type="float">
            <text:p>-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9872" calcext:value-type="float">
            <text:p>-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9872" calcext:value-type="float">
            <text:p>-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9872" calcext:value-type="float">
            <text:p>-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292" calcext:value-type="float">
            <text:p>-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9016" calcext:value-type="float">
            <text:p>-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2064" calcext:value-type="float">
            <text:p>-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2064" calcext:value-type="float">
            <text:p>-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2064" calcext:value-type="float">
            <text:p>-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7304" calcext:value-type="float">
            <text:p>-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7304" calcext:value-type="float">
            <text:p>-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7304" calcext:value-type="float">
            <text:p>-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0352" calcext:value-type="float">
            <text:p>-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34" calcext:value-type="float">
            <text:p>-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34" calcext:value-type="float">
            <text:p>-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9496" calcext:value-type="float">
            <text:p>-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9496" calcext:value-type="float">
            <text:p>-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9496" calcext:value-type="float">
            <text:p>-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9496" calcext:value-type="float">
            <text:p>-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688" calcext:value-type="float">
            <text:p>-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88" calcext:value-type="float">
            <text:p>-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7784" calcext:value-type="float">
            <text:p>-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7784" calcext:value-type="float">
            <text:p>-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88" calcext:value-type="float">
            <text:p>-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9976" calcext:value-type="float">
            <text:p>-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3024" calcext:value-type="float">
            <text:p>-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6072" calcext:value-type="float">
            <text:p>-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2168" calcext:value-type="float">
            <text:p>-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5216" calcext:value-type="float">
            <text:p>-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1312" calcext:value-type="float">
            <text:p>-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7408" calcext:value-type="float">
            <text:p>-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7408" calcext:value-type="float">
            <text:p>-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0456" calcext:value-type="float">
            <text:p>-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3504" calcext:value-type="float">
            <text:p>-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2648" calcext:value-type="float">
            <text:p>-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2648" calcext:value-type="float">
            <text:p>-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2648" calcext:value-type="float">
            <text:p>-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8744" calcext:value-type="float">
            <text:p>-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1792" calcext:value-type="float">
            <text:p>-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1792" calcext:value-type="float">
            <text:p>-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484" calcext:value-type="float">
            <text:p>-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7888" calcext:value-type="float">
            <text:p>-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3984" calcext:value-type="float">
            <text:p>-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7032" calcext:value-type="float">
            <text:p>-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3128" calcext:value-type="float">
            <text:p>-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6176" calcext:value-type="float">
            <text:p>-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2272" calcext:value-type="float">
            <text:p>-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532" calcext:value-type="float">
            <text:p>-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8368" calcext:value-type="float">
            <text:p>-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1416" calcext:value-type="float">
            <text:p>-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4464" calcext:value-type="float">
            <text:p>-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4464" calcext:value-type="float">
            <text:p>-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7512" calcext:value-type="float">
            <text:p>-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6656" calcext:value-type="float">
            <text:p>-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9704" calcext:value-type="float">
            <text:p>-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58" calcext:value-type="float">
            <text:p>-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2752" calcext:value-type="float">
            <text:p>-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2752" calcext:value-type="float">
            <text:p>-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58" calcext:value-type="float">
            <text:p>-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1896" calcext:value-type="float">
            <text:p>-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7992" calcext:value-type="float">
            <text:p>-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0184" calcext:value-type="float">
            <text:p>-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628" calcext:value-type="float">
            <text:p>-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232" calcext:value-type="float">
            <text:p>-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628" calcext:value-type="float">
            <text:p>-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9328" calcext:value-type="float">
            <text:p>-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2376" calcext:value-type="float">
            <text:p>-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2376" calcext:value-type="float">
            <text:p>-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8472" calcext:value-type="float">
            <text:p>-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152" calcext:value-type="float">
            <text:p>-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4568" calcext:value-type="float">
            <text:p>-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4568" calcext:value-type="float">
            <text:p>-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152" calcext:value-type="float">
            <text:p>-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152" calcext:value-type="float">
            <text:p>-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0664" calcext:value-type="float">
            <text:p>-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3712" calcext:value-type="float">
            <text:p>-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0664" calcext:value-type="float">
            <text:p>-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0664" calcext:value-type="float">
            <text:p>-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0664" calcext:value-type="float">
            <text:p>-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3712" calcext:value-type="float">
            <text:p>-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3712" calcext:value-type="float">
            <text:p>-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0664" calcext:value-type="float">
            <text:p>-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0664" calcext:value-type="float">
            <text:p>-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0664" calcext:value-type="float">
            <text:p>-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4568" calcext:value-type="float">
            <text:p>-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0664" calcext:value-type="float">
            <text:p>-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0664" calcext:value-type="float">
            <text:p>-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676" calcext:value-type="float">
            <text:p>-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3712" calcext:value-type="float">
            <text:p>-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4568" calcext:value-type="float">
            <text:p>-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4568" calcext:value-type="float">
            <text:p>-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4568" calcext:value-type="float">
            <text:p>-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152" calcext:value-type="float">
            <text:p>-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4568" calcext:value-type="float">
            <text:p>-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152" calcext:value-type="float">
            <text:p>-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8472" calcext:value-type="float">
            <text:p>-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8472" calcext:value-type="float">
            <text:p>-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4568" calcext:value-type="float">
            <text:p>-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152" calcext:value-type="float">
            <text:p>-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152" calcext:value-type="float">
            <text:p>-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8472" calcext:value-type="float">
            <text:p>-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2376" calcext:value-type="float">
            <text:p>-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8472" calcext:value-type="float">
            <text:p>-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8472" calcext:value-type="float">
            <text:p>-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8472" calcext:value-type="float">
            <text:p>-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4568" calcext:value-type="float">
            <text:p>-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9328" calcext:value-type="float">
            <text:p>-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232" calcext:value-type="float">
            <text:p>-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0184" calcext:value-type="float">
            <text:p>-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628" calcext:value-type="float">
            <text:p>-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9328" calcext:value-type="float">
            <text:p>-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628" calcext:value-type="float">
            <text:p>-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232" calcext:value-type="float">
            <text:p>-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232" calcext:value-type="float">
            <text:p>-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628" calcext:value-type="float">
            <text:p>-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232" calcext:value-type="float">
            <text:p>-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232" calcext:value-type="float">
            <text:p>-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628" calcext:value-type="float">
            <text:p>-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628" calcext:value-type="float">
            <text:p>-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0184" calcext:value-type="float">
            <text:p>-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7136" calcext:value-type="float">
            <text:p>-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7992" calcext:value-type="float">
            <text:p>-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7992" calcext:value-type="float">
            <text:p>-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4944" calcext:value-type="float">
            <text:p>-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4944" calcext:value-type="float">
            <text:p>-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4944" calcext:value-type="float">
            <text:p>-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1896" calcext:value-type="float">
            <text:p>-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58" calcext:value-type="float">
            <text:p>-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1896" calcext:value-type="float">
            <text:p>-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8848" calcext:value-type="float">
            <text:p>-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2752" calcext:value-type="float">
            <text:p>-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58" calcext:value-type="float">
            <text:p>-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4944" calcext:value-type="float">
            <text:p>-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8848" calcext:value-type="float">
            <text:p>-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2752" calcext:value-type="float">
            <text:p>-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58" calcext:value-type="float">
            <text:p>-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4944" calcext:value-type="float">
            <text:p>-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8848" calcext:value-type="float">
            <text:p>-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58" calcext:value-type="float">
            <text:p>-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9704" calcext:value-type="float">
            <text:p>-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3608" calcext:value-type="float">
            <text:p>-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7512" calcext:value-type="float">
            <text:p>-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6656" calcext:value-type="float">
            <text:p>-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9704" calcext:value-type="float">
            <text:p>-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9704" calcext:value-type="float">
            <text:p>-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6656" calcext:value-type="float">
            <text:p>-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7512" calcext:value-type="float">
            <text:p>-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1416" calcext:value-type="float">
            <text:p>-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1416" calcext:value-type="float">
            <text:p>-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7512" calcext:value-type="float">
            <text:p>-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3608" calcext:value-type="float">
            <text:p>-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7512" calcext:value-type="float">
            <text:p>-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8368" calcext:value-type="float">
            <text:p>-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8368" calcext:value-type="float">
            <text:p>-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8368" calcext:value-type="float">
            <text:p>-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532" calcext:value-type="float">
            <text:p>-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2272" calcext:value-type="float">
            <text:p>-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2272" calcext:value-type="float">
            <text:p>-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2272" calcext:value-type="float">
            <text:p>-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9224" calcext:value-type="float">
            <text:p>-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9224" calcext:value-type="float">
            <text:p>-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6176" calcext:value-type="float">
            <text:p>-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9224" calcext:value-type="float">
            <text:p>-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2272" calcext:value-type="float">
            <text:p>-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532" calcext:value-type="float">
            <text:p>-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532" calcext:value-type="float">
            <text:p>-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9224" calcext:value-type="float">
            <text:p>-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9224" calcext:value-type="float">
            <text:p>-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3128" calcext:value-type="float">
            <text:p>-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3128" calcext:value-type="float">
            <text:p>-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6176" calcext:value-type="float">
            <text:p>-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6176" calcext:value-type="float">
            <text:p>-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6176" calcext:value-type="float">
            <text:p>-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7032" calcext:value-type="float">
            <text:p>-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7032" calcext:value-type="float">
            <text:p>-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3128" calcext:value-type="float">
            <text:p>-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3128" calcext:value-type="float">
            <text:p>-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7032" calcext:value-type="float">
            <text:p>-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3984" calcext:value-type="float">
            <text:p>-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0936" calcext:value-type="float">
            <text:p>-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3984" calcext:value-type="float">
            <text:p>-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7888" calcext:value-type="float">
            <text:p>-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484" calcext:value-type="float">
            <text:p>-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1792" calcext:value-type="float">
            <text:p>-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1792" calcext:value-type="float">
            <text:p>-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7888" calcext:value-type="float">
            <text:p>-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3984" calcext:value-type="float">
            <text:p>-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7888" calcext:value-type="float">
            <text:p>-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484" calcext:value-type="float">
            <text:p>-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484" calcext:value-type="float">
            <text:p>-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484" calcext:value-type="float">
            <text:p>-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8744" calcext:value-type="float">
            <text:p>-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8744" calcext:value-type="float">
            <text:p>-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0936" calcext:value-type="float">
            <text:p>-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7888" calcext:value-type="float">
            <text:p>-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7888" calcext:value-type="float">
            <text:p>-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0936" calcext:value-type="float">
            <text:p>-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0936" calcext:value-type="float">
            <text:p>-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7888" calcext:value-type="float">
            <text:p>-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7888" calcext:value-type="float">
            <text:p>-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0936" calcext:value-type="float">
            <text:p>-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484" calcext:value-type="float">
            <text:p>-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5696" calcext:value-type="float">
            <text:p>-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6552" calcext:value-type="float">
            <text:p>-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3504" calcext:value-type="float">
            <text:p>-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3504" calcext:value-type="float">
            <text:p>-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6552" calcext:value-type="float">
            <text:p>-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2648" calcext:value-type="float">
            <text:p>-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3504" calcext:value-type="float">
            <text:p>-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3504" calcext:value-type="float">
            <text:p>-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7408" calcext:value-type="float">
            <text:p>-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7408" calcext:value-type="float">
            <text:p>-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6552" calcext:value-type="float">
            <text:p>-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7408" calcext:value-type="float">
            <text:p>-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1312" calcext:value-type="float">
            <text:p>-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1312" calcext:value-type="float">
            <text:p>-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5216" calcext:value-type="float">
            <text:p>-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5216" calcext:value-type="float">
            <text:p>-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5216" calcext:value-type="float">
            <text:p>-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2168" calcext:value-type="float">
            <text:p>-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6072" calcext:value-type="float">
            <text:p>-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6072" calcext:value-type="float">
            <text:p>-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3024" calcext:value-type="float">
            <text:p>-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3024" calcext:value-type="float">
            <text:p>-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3024" calcext:value-type="float">
            <text:p>-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3024" calcext:value-type="float">
            <text:p>-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88" calcext:value-type="float">
            <text:p>-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7784" calcext:value-type="float">
            <text:p>-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1-15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9392" calcext:value-type="float">
            <text:p>-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688" calcext:value-type="float">
            <text:p>-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688" calcext:value-type="float">
            <text:p>-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864" calcext:value-type="float">
            <text:p>-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864" calcext:value-type="float">
            <text:p>-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9496" calcext:value-type="float">
            <text:p>-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9496" calcext:value-type="float">
            <text:p>-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34" calcext:value-type="float">
            <text:p>-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34" calcext:value-type="float">
            <text:p>-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34" calcext:value-type="float">
            <text:p>-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7304" calcext:value-type="float">
            <text:p>-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0352" calcext:value-type="float">
            <text:p>-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9016" calcext:value-type="float">
            <text:p>-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9016" calcext:value-type="float">
            <text:p>-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9016" calcext:value-type="float">
            <text:p>-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2064" calcext:value-type="float">
            <text:p>-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9016" calcext:value-type="float">
            <text:p>-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292" calcext:value-type="float">
            <text:p>-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6824" calcext:value-type="float">
            <text:p>-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6824" calcext:value-type="float">
            <text:p>-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9872" calcext:value-type="float">
            <text:p>-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9872" calcext:value-type="float">
            <text:p>-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292" calcext:value-type="float">
            <text:p>-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0-05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2712" calcext:value-type="float">
            <text:p>-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4632" calcext:value-type="float">
            <text:p>-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1584" calcext:value-type="float">
            <text:p>-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8536" calcext:value-type="float">
            <text:p>-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8536" calcext:value-type="float">
            <text:p>-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8536" calcext:value-type="float">
            <text:p>-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8536" calcext:value-type="float">
            <text:p>-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1584" calcext:value-type="float">
            <text:p>-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1584" calcext:value-type="float">
            <text:p>-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1584" calcext:value-type="float">
            <text:p>-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1584" calcext:value-type="float">
            <text:p>-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8536" calcext:value-type="float">
            <text:p>-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8536" calcext:value-type="float">
            <text:p>-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8536" calcext:value-type="float">
            <text:p>-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5488" calcext:value-type="float">
            <text:p>-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5488" calcext:value-type="float">
            <text:p>-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1584" calcext:value-type="float">
            <text:p>-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4632" calcext:value-type="float">
            <text:p>-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1584" calcext:value-type="float">
            <text:p>-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4632" calcext:value-type="float">
            <text:p>-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6824" calcext:value-type="float">
            <text:p>-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9872" calcext:value-type="float">
            <text:p>-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5968" calcext:value-type="float">
            <text:p>-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9016" calcext:value-type="float">
            <text:p>-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5968" calcext:value-type="float">
            <text:p>-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5968" calcext:value-type="float">
            <text:p>-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9016" calcext:value-type="float">
            <text:p>-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2064" calcext:value-type="float">
            <text:p>-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2064" calcext:value-type="float">
            <text:p>-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2064" calcext:value-type="float">
            <text:p>-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5112" calcext:value-type="float">
            <text:p>-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7304" calcext:value-type="float">
            <text:p>-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7304" calcext:value-type="float">
            <text:p>-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0352" calcext:value-type="float">
            <text:p>-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34" calcext:value-type="float">
            <text:p>-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34" calcext:value-type="float">
            <text:p>-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34" calcext:value-type="float">
            <text:p>-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864" calcext:value-type="float">
            <text:p>-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7784" calcext:value-type="float">
            <text:p>-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88" calcext:value-type="float">
            <text:p>-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88" calcext:value-type="float">
            <text:p>-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88" calcext:value-type="float">
            <text:p>-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9976" calcext:value-type="float">
            <text:p>-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3024" calcext:value-type="float">
            <text:p>-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3024" calcext:value-type="float">
            <text:p>-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6072" calcext:value-type="float">
            <text:p>-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6072" calcext:value-type="float">
            <text:p>-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5216" calcext:value-type="float">
            <text:p>-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8264" calcext:value-type="float">
            <text:p>-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1312" calcext:value-type="float">
            <text:p>-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3504" calcext:value-type="float">
            <text:p>-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3504" calcext:value-type="float">
            <text:p>-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6552" calcext:value-type="float">
            <text:p>-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2648" calcext:value-type="float">
            <text:p>-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8744" calcext:value-type="float">
            <text:p>-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1792" calcext:value-type="float">
            <text:p>-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484" calcext:value-type="float">
            <text:p>-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484" calcext:value-type="float">
            <text:p>-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0936" calcext:value-type="float">
            <text:p>-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3984" calcext:value-type="float">
            <text:p>-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3984" calcext:value-type="float">
            <text:p>-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7032" calcext:value-type="float">
            <text:p>-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6176" calcext:value-type="float">
            <text:p>-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9224" calcext:value-type="float">
            <text:p>-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2272" calcext:value-type="float">
            <text:p>-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532" calcext:value-type="float">
            <text:p>-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1416" calcext:value-type="float">
            <text:p>-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4464" calcext:value-type="float">
            <text:p>-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7512" calcext:value-type="float">
            <text:p>-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3608" calcext:value-type="float">
            <text:p>-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6656" calcext:value-type="float">
            <text:p>-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2752" calcext:value-type="float">
            <text:p>-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58" calcext:value-type="float">
            <text:p>-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8848" calcext:value-type="float">
            <text:p>-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1896" calcext:value-type="float">
            <text:p>-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7992" calcext:value-type="float">
            <text:p>-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0184" calcext:value-type="float">
            <text:p>-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232" calcext:value-type="float">
            <text:p>-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628" calcext:value-type="float">
            <text:p>-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2376" calcext:value-type="float">
            <text:p>-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8472" calcext:value-type="float">
            <text:p>-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8472" calcext:value-type="float">
            <text:p>-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4568" calcext:value-type="float">
            <text:p>-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0664" calcext:value-type="float">
            <text:p>-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3712" calcext:value-type="float">
            <text:p>-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676" calcext:value-type="float">
            <text:p>-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9808" calcext:value-type="float">
            <text:p>-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9808" calcext:value-type="float">
            <text:p>-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5904" calcext:value-type="float">
            <text:p>-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2" calcext:value-type="float">
            <text:p>-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5048" calcext:value-type="float">
            <text:p>-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8096" calcext:value-type="float">
            <text:p>-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5048" calcext:value-type="float">
            <text:p>-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5048" calcext:value-type="float">
            <text:p>-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8096" calcext:value-type="float">
            <text:p>-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8096" calcext:value-type="float">
            <text:p>-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5048" calcext:value-type="float">
            <text:p>-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5048" calcext:value-type="float">
            <text:p>-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8096" calcext:value-type="float">
            <text:p>-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8096" calcext:value-type="float">
            <text:p>-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8096" calcext:value-type="float">
            <text:p>-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8096" calcext:value-type="float">
            <text:p>-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8096" calcext:value-type="float">
            <text:p>-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1144" calcext:value-type="float">
            <text:p>-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8096" calcext:value-type="float">
            <text:p>-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1144" calcext:value-type="float">
            <text:p>-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4192" calcext:value-type="float">
            <text:p>-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724" calcext:value-type="float">
            <text:p>-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1144" calcext:value-type="float">
            <text:p>-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1144" calcext:value-type="float">
            <text:p>-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5048" calcext:value-type="float">
            <text:p>-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5048" calcext:value-type="float">
            <text:p>-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8096" calcext:value-type="float">
            <text:p>-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8096" calcext:value-type="float">
            <text:p>-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5048" calcext:value-type="float">
            <text:p>-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2" calcext:value-type="float">
            <text:p>-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2" calcext:value-type="float">
            <text:p>-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2" calcext:value-type="float">
            <text:p>-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2" calcext:value-type="float">
            <text:p>-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2" calcext:value-type="float">
            <text:p>-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8952" calcext:value-type="float">
            <text:p>-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2" calcext:value-type="float">
            <text:p>-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2" calcext:value-type="float">
            <text:p>-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5904" calcext:value-type="float">
            <text:p>-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8952" calcext:value-type="float">
            <text:p>-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8952" calcext:value-type="float">
            <text:p>-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8952" calcext:value-type="float">
            <text:p>-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2" calcext:value-type="float">
            <text:p>-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2856" calcext:value-type="float">
            <text:p>-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676" calcext:value-type="float">
            <text:p>-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9808" calcext:value-type="float">
            <text:p>-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5904" calcext:value-type="float">
            <text:p>-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5048" calcext:value-type="float">
            <text:p>-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8952" calcext:value-type="float">
            <text:p>-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5904" calcext:value-type="float">
            <text:p>-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2856" calcext:value-type="float">
            <text:p>-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2856" calcext:value-type="float">
            <text:p>-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2856" calcext:value-type="float">
            <text:p>-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9808" calcext:value-type="float">
            <text:p>-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676" calcext:value-type="float">
            <text:p>-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0664" calcext:value-type="float">
            <text:p>-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0664" calcext:value-type="float">
            <text:p>-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3712" calcext:value-type="float">
            <text:p>-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676" calcext:value-type="float">
            <text:p>-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9808" calcext:value-type="float">
            <text:p>-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676" calcext:value-type="float">
            <text:p>-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3712" calcext:value-type="float">
            <text:p>-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3712" calcext:value-type="float">
            <text:p>-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0664" calcext:value-type="float">
            <text:p>-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4568" calcext:value-type="float">
            <text:p>-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4568" calcext:value-type="float">
            <text:p>-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152" calcext:value-type="float">
            <text:p>-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152" calcext:value-type="float">
            <text:p>-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152" calcext:value-type="float">
            <text:p>-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8472" calcext:value-type="float">
            <text:p>-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2376" calcext:value-type="float">
            <text:p>-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2376" calcext:value-type="float">
            <text:p>-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8472" calcext:value-type="float">
            <text:p>-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2376" calcext:value-type="float">
            <text:p>-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9328" calcext:value-type="float">
            <text:p>-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2376" calcext:value-type="float">
            <text:p>-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4568" calcext:value-type="float">
            <text:p>-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2376" calcext:value-type="float">
            <text:p>-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8472" calcext:value-type="float">
            <text:p>-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628" calcext:value-type="float">
            <text:p>-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232" calcext:value-type="float">
            <text:p>-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232" calcext:value-type="float">
            <text:p>-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9328" calcext:value-type="float">
            <text:p>-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0184" calcext:value-type="float">
            <text:p>-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7136" calcext:value-type="float">
            <text:p>-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0184" calcext:value-type="float">
            <text:p>-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232" calcext:value-type="float">
            <text:p>-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232" calcext:value-type="float">
            <text:p>-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7136" calcext:value-type="float">
            <text:p>-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7136" calcext:value-type="float">
            <text:p>-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7136" calcext:value-type="float">
            <text:p>-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7992" calcext:value-type="float">
            <text:p>-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4944" calcext:value-type="float">
            <text:p>-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1896" calcext:value-type="float">
            <text:p>-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7992" calcext:value-type="float">
            <text:p>-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1896" calcext:value-type="float">
            <text:p>-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1896" calcext:value-type="float">
            <text:p>-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1896" calcext:value-type="float">
            <text:p>-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58" calcext:value-type="float">
            <text:p>-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2752" calcext:value-type="float">
            <text:p>-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1896" calcext:value-type="float">
            <text:p>-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8848" calcext:value-type="float">
            <text:p>-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58" calcext:value-type="float">
            <text:p>-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8848" calcext:value-type="float">
            <text:p>-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1896" calcext:value-type="float">
            <text:p>-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4944" calcext:value-type="float">
            <text:p>-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8848" calcext:value-type="float">
            <text:p>-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4944" calcext:value-type="float">
            <text:p>-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2752" calcext:value-type="float">
            <text:p>-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9704" calcext:value-type="float">
            <text:p>-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9704" calcext:value-type="float">
            <text:p>-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9704" calcext:value-type="float">
            <text:p>-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9704" calcext:value-type="float">
            <text:p>-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6656" calcext:value-type="float">
            <text:p>-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3608" calcext:value-type="float">
            <text:p>-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6656" calcext:value-type="float">
            <text:p>-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3608" calcext:value-type="float">
            <text:p>-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7512" calcext:value-type="float">
            <text:p>-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7512" calcext:value-type="float">
            <text:p>-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6656" calcext:value-type="float">
            <text:p>-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3608" calcext:value-type="float">
            <text:p>-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3608" calcext:value-type="float">
            <text:p>-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6656" calcext:value-type="float">
            <text:p>-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3608" calcext:value-type="float">
            <text:p>-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3608" calcext:value-type="float">
            <text:p>-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7512" calcext:value-type="float">
            <text:p>-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1416" calcext:value-type="float">
            <text:p>-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1416" calcext:value-type="float">
            <text:p>-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1416" calcext:value-type="float">
            <text:p>-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8368" calcext:value-type="float">
            <text:p>-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8368" calcext:value-type="float">
            <text:p>-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532" calcext:value-type="float">
            <text:p>-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9224" calcext:value-type="float">
            <text:p>-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2272" calcext:value-type="float">
            <text:p>-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2272" calcext:value-type="float">
            <text:p>-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2272" calcext:value-type="float">
            <text:p>-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9224" calcext:value-type="float">
            <text:p>-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9224" calcext:value-type="float">
            <text:p>-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2272" calcext:value-type="float">
            <text:p>-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9224" calcext:value-type="float">
            <text:p>-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9224" calcext:value-type="float">
            <text:p>-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6176" calcext:value-type="float">
            <text:p>-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9224" calcext:value-type="float">
            <text:p>-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6176" calcext:value-type="float">
            <text:p>-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6176" calcext:value-type="float">
            <text:p>-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3128" calcext:value-type="float">
            <text:p>-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3128" calcext:value-type="float">
            <text:p>-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9224" calcext:value-type="float">
            <text:p>-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3128" calcext:value-type="float">
            <text:p>-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3984" calcext:value-type="float">
            <text:p>-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0936" calcext:value-type="float">
            <text:p>-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7032" calcext:value-type="float">
            <text:p>-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3984" calcext:value-type="float">
            <text:p>-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0936" calcext:value-type="float">
            <text:p>-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7888" calcext:value-type="float">
            <text:p>-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7888" calcext:value-type="float">
            <text:p>-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7888" calcext:value-type="float">
            <text:p>-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484" calcext:value-type="float">
            <text:p>-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7888" calcext:value-type="float">
            <text:p>-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484" calcext:value-type="float">
            <text:p>-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7888" calcext:value-type="float">
            <text:p>-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484" calcext:value-type="float">
            <text:p>-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484" calcext:value-type="float">
            <text:p>-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8744" calcext:value-type="float">
            <text:p>-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2648" calcext:value-type="float">
            <text:p>-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2648" calcext:value-type="float">
            <text:p>-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6552" calcext:value-type="float">
            <text:p>-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6552" calcext:value-type="float">
            <text:p>-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3504" calcext:value-type="float">
            <text:p>-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3504" calcext:value-type="float">
            <text:p>-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3504" calcext:value-type="float">
            <text:p>-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0456" calcext:value-type="float">
            <text:p>-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0456" calcext:value-type="float">
            <text:p>-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7408" calcext:value-type="float">
            <text:p>-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7408" calcext:value-type="float">
            <text:p>-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7408" calcext:value-type="float">
            <text:p>-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8264" calcext:value-type="float">
            <text:p>-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5216" calcext:value-type="float">
            <text:p>-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5216" calcext:value-type="float">
            <text:p>-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8264" calcext:value-type="float">
            <text:p>-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1312" calcext:value-type="float">
            <text:p>-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2168" calcext:value-type="float">
            <text:p>-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2168" calcext:value-type="float">
            <text:p>-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2168" calcext:value-type="float">
            <text:p>-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2168" calcext:value-type="float">
            <text:p>-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6072" calcext:value-type="float">
            <text:p>-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6072" calcext:value-type="float">
            <text:p>-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6072" calcext:value-type="float">
            <text:p>-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3024" calcext:value-type="float">
            <text:p>-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2168" calcext:value-type="float">
            <text:p>-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5216" calcext:value-type="float">
            <text:p>-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2168" calcext:value-type="float">
            <text:p>-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88" calcext:value-type="float">
            <text:p>-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7784" calcext:value-type="float">
            <text:p>-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7784" calcext:value-type="float">
            <text:p>-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7784" calcext:value-type="float">
            <text:p>-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688" calcext:value-type="float">
            <text:p>-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688" calcext:value-type="float">
            <text:p>-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864" calcext:value-type="float">
            <text:p>-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864" calcext:value-type="float">
            <text:p>-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688" calcext:value-type="float">
            <text:p>-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864" calcext:value-type="float">
            <text:p>-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9496" calcext:value-type="float">
            <text:p>-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9496" calcext:value-type="float">
            <text:p>-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9496" calcext:value-type="float">
            <text:p>-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9496" calcext:value-type="float">
            <text:p>-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9496" calcext:value-type="float">
            <text:p>-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9496" calcext:value-type="float">
            <text:p>-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9496" calcext:value-type="float">
            <text:p>-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9496" calcext:value-type="float">
            <text:p>-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9496" calcext:value-type="float">
            <text:p>-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864" calcext:value-type="float">
            <text:p>-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688" calcext:value-type="float">
            <text:p>-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688" calcext:value-type="float">
            <text:p>-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688" calcext:value-type="float">
            <text:p>-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7784" calcext:value-type="float">
            <text:p>-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7784" calcext:value-type="float">
            <text:p>-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88" calcext:value-type="float">
            <text:p>-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9976" calcext:value-type="float">
            <text:p>-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9976" calcext:value-type="float">
            <text:p>-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3024" calcext:value-type="float">
            <text:p>-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6072" calcext:value-type="float">
            <text:p>-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2168" calcext:value-type="float">
            <text:p>-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2168" calcext:value-type="float">
            <text:p>-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5216" calcext:value-type="float">
            <text:p>-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8264" calcext:value-type="float">
            <text:p>-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8264" calcext:value-type="float">
            <text:p>-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8264" calcext:value-type="float">
            <text:p>-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8264" calcext:value-type="float">
            <text:p>-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7408" calcext:value-type="float">
            <text:p>-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7408" calcext:value-type="float">
            <text:p>-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0456" calcext:value-type="float">
            <text:p>-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6552" calcext:value-type="float">
            <text:p>-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6552" calcext:value-type="float">
            <text:p>-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2648" calcext:value-type="float">
            <text:p>-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8744" calcext:value-type="float">
            <text:p>-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1792" calcext:value-type="float">
            <text:p>-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484" calcext:value-type="float">
            <text:p>-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484" calcext:value-type="float">
            <text:p>-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7888" calcext:value-type="float">
            <text:p>-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0936" calcext:value-type="float">
            <text:p>-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3984" calcext:value-type="float">
            <text:p>-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3984" calcext:value-type="float">
            <text:p>-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7032" calcext:value-type="float">
            <text:p>-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3128" calcext:value-type="float">
            <text:p>-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6176" calcext:value-type="float">
            <text:p>-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6176" calcext:value-type="float">
            <text:p>-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2272" calcext:value-type="float">
            <text:p>-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532" calcext:value-type="float">
            <text:p>-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1416" calcext:value-type="float">
            <text:p>-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4464" calcext:value-type="float">
            <text:p>-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1416" calcext:value-type="float">
            <text:p>-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4464" calcext:value-type="float">
            <text:p>-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7512" calcext:value-type="float">
            <text:p>-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3608" calcext:value-type="float">
            <text:p>-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6656" calcext:value-type="float">
            <text:p>-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9704" calcext:value-type="float">
            <text:p>-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2752" calcext:value-type="float">
            <text:p>-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8848" calcext:value-type="float">
            <text:p>-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8848" calcext:value-type="float">
            <text:p>-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8848" calcext:value-type="float">
            <text:p>-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1896" calcext:value-type="float">
            <text:p>-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7992" calcext:value-type="float">
            <text:p>-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7136" calcext:value-type="float">
            <text:p>-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7136" calcext:value-type="float">
            <text:p>-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0184" calcext:value-type="float">
            <text:p>-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232" calcext:value-type="float">
            <text:p>-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628" calcext:value-type="float">
            <text:p>-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2376" calcext:value-type="float">
            <text:p>-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2376" calcext:value-type="float">
            <text:p>-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4568" calcext:value-type="float">
            <text:p>-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4568" calcext:value-type="float">
            <text:p>-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0664" calcext:value-type="float">
            <text:p>-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3712" calcext:value-type="float">
            <text:p>-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676" calcext:value-type="float">
            <text:p>-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9808" calcext:value-type="float">
            <text:p>-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2856" calcext:value-type="float">
            <text:p>-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2" calcext:value-type="float">
            <text:p>-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5048" calcext:value-type="float">
            <text:p>-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5048" calcext:value-type="float">
            <text:p>-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1144" calcext:value-type="float">
            <text:p>-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4192" calcext:value-type="float">
            <text:p>-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1144" calcext:value-type="float">
            <text:p>-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1144" calcext:value-type="float">
            <text:p>-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1144" calcext:value-type="float">
            <text:p>-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724" calcext:value-type="float">
            <text:p>-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3336" calcext:value-type="float">
            <text:p>-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9432" calcext:value-type="float">
            <text:p>-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9432" calcext:value-type="float">
            <text:p>-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5528" calcext:value-type="float">
            <text:p>-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1624" calcext:value-type="float">
            <text:p>-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772" calcext:value-type="float">
            <text:p>-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772" calcext:value-type="float">
            <text:p>-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772" calcext:value-type="float">
            <text:p>-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772" calcext:value-type="float">
            <text:p>-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0768" calcext:value-type="float">
            <text:p>-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0768" calcext:value-type="float">
            <text:p>-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6864" calcext:value-type="float">
            <text:p>-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6864" calcext:value-type="float">
            <text:p>-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6864" calcext:value-type="float">
            <text:p>-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296" calcext:value-type="float">
            <text:p>-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296" calcext:value-type="float">
            <text:p>-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6008" calcext:value-type="float">
            <text:p>-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296" calcext:value-type="float">
            <text:p>-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296" calcext:value-type="float">
            <text:p>-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6008" calcext:value-type="float">
            <text:p>-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9056" calcext:value-type="float">
            <text:p>-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2104" calcext:value-type="float">
            <text:p>-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2104" calcext:value-type="float">
            <text:p>-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9056" calcext:value-type="float">
            <text:p>-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9056" calcext:value-type="float">
            <text:p>-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9056" calcext:value-type="float">
            <text:p>-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6008" calcext:value-type="float">
            <text:p>-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9056" calcext:value-type="float">
            <text:p>-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6008" calcext:value-type="float">
            <text:p>-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9056" calcext:value-type="float">
            <text:p>-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2104" calcext:value-type="float">
            <text:p>-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2104" calcext:value-type="float">
            <text:p>-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2104" calcext:value-type="float">
            <text:p>-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9056" calcext:value-type="float">
            <text:p>-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6008" calcext:value-type="float">
            <text:p>-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6008" calcext:value-type="float">
            <text:p>-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9056" calcext:value-type="float">
            <text:p>-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6008" calcext:value-type="float">
            <text:p>-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296" calcext:value-type="float">
            <text:p>-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6008" calcext:value-type="float">
            <text:p>-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296" calcext:value-type="float">
            <text:p>-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296" calcext:value-type="float">
            <text:p>-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6008" calcext:value-type="float">
            <text:p>-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6008" calcext:value-type="float">
            <text:p>-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6008" calcext:value-type="float">
            <text:p>-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296" calcext:value-type="float">
            <text:p>-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296" calcext:value-type="float">
            <text:p>-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296" calcext:value-type="float">
            <text:p>-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6864" calcext:value-type="float">
            <text:p>-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6864" calcext:value-type="float">
            <text:p>-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9912" calcext:value-type="float">
            <text:p>-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296" calcext:value-type="float">
            <text:p>-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9912" calcext:value-type="float">
            <text:p>-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6864" calcext:value-type="float">
            <text:p>-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6864" calcext:value-type="float">
            <text:p>-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3816" calcext:value-type="float">
            <text:p>-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9912" calcext:value-type="float">
            <text:p>-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296" calcext:value-type="float">
            <text:p>-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9912" calcext:value-type="float">
            <text:p>-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6864" calcext:value-type="float">
            <text:p>-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3816" calcext:value-type="float">
            <text:p>-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9912" calcext:value-type="float">
            <text:p>-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3816" calcext:value-type="float">
            <text:p>-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0768" calcext:value-type="float">
            <text:p>-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3816" calcext:value-type="float">
            <text:p>-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0768" calcext:value-type="float">
            <text:p>-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0768" calcext:value-type="float">
            <text:p>-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0768" calcext:value-type="float">
            <text:p>-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772" calcext:value-type="float">
            <text:p>-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1624" calcext:value-type="float">
            <text:p>-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1624" calcext:value-type="float">
            <text:p>-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0768" calcext:value-type="float">
            <text:p>-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1624" calcext:value-type="float">
            <text:p>-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8576" calcext:value-type="float">
            <text:p>-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5528" calcext:value-type="float">
            <text:p>-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5528" calcext:value-type="float">
            <text:p>-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804116165801</text:p>
          </table:table-cell>
          <table:table-cell office:value-type="string" calcext:value-type="string">
            <text:p>139 <text:s/>N20 E51 06CCC 1 <text:s text:c="3"/>MUD SPRINGS DEEP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8576" calcext:value-type="float">
            <text:p>-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426" meta:object-count="0"/>
    <meta:user-defined meta:name="AppVersion">3.0</meta:user-defined>
  </office:meta>
</office:document-meta>
</file>